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2in" svg:height="3.5433in" svg:x="6.948in" svg:y="13.024in">
            <draw:object draw:notify-on-update-of-ranges="Sheet1.J4:Sheet1.J74 Sheet1.I4:Sheet1.I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Num Filled</text:p>
          </table:table-cell>
          <table:table-cell office:value-type="string">
            <text:p>Trial</text:p>
          </table:table-cell>
          <table:table-cell office:value-type="string">
            <text:p>Num assignments</text:p>
          </table:table-cell>
          <table:table-cell office:value-type="string">
            <text:p>user</text:p>
          </table:table-cell>
          <table:table-cell office:value-type="string">
            <text:p>system</text:p>
          </table:table-cell>
          <table:table-cell office:value-type="string">
            <text:p>cpu</text:p>
          </table:table-cell>
          <table:table-cell office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string">
            <text:p>0.14s</text:p>
          </table:table-cell>
          <table:table-cell office:value-type="string">
            <text:p>0.11s</text:p>
          </table:table-cell>
          <table:table-cell table:style-name="ce1" office:value-type="string">
            <text:p>345%</text:p>
          </table:table-cell>
          <table:table-cell office:value-type="float" office:value="0.073">
            <text:p>0.073</text:p>
          </table:table-cell>
          <table:table-cell/>
          <table:table-cell office:value-type="string">
            <text:p>Averag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311%</text:p>
          </table:table-cell>
          <table:table-cell office:value-type="float" office:value="0.053">
            <text:p>0.053</text:p>
          </table:table-cell>
          <table:table-cell/>
          <table:table-cell office:value-type="string">
            <text:p>Num Filled</text:p>
          </table:table-cell>
          <table:table-cell office:value-type="string">
            <text:p>Average Trial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299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1">
            <text:p>1</text:p>
          </table:table-cell>
          <table:table-cell table:formula="of:=AVERAGE(INDIRECT(CONCATENATE(&quot;C&quot;;[.I4]*10+1)))" office:value-type="float" office:value="86">
            <text:p>86.0</text:p>
          </table:table-cell>
          <table:table-cell table:formula="of:=AVERAGE([.C2:.C11])" office:value-type="float" office:value="84.5">
            <text:p>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0.08s</text:p>
          </table:table-cell>
          <table:table-cell table:style-name="ce1" office:value-type="string">
            <text:p>342%</text:p>
          </table:table-cell>
          <table:table-cell office:value-type="float" office:value="0.044">
            <text:p>0.044</text:p>
          </table:table-cell>
          <table:table-cell/>
          <table:table-cell office:value-type="float" office:value="2">
            <text:p>2</text:p>
          </table:table-cell>
          <table:table-cell table:formula="of:=AVERAGE(INDIRECT(CONCATENATE(&quot;C&quot;;[.I5]*10+1)))" office:value-type="float" office:value="82">
            <text:p>82.0</text:p>
          </table:table-cell>
          <table:table-cell table:formula="of:=AVERAGE([.C12:.C21])" office:value-type="float" office:value="83.9">
            <text:p>83.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281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3">
            <text:p>3</text:p>
          </table:table-cell>
          <table:table-cell table:formula="of:=AVERAGE(INDIRECT(CONCATENATE(&quot;C&quot;;[.I6]*10+1)))" office:value-type="float" office:value="81">
            <text:p>81.0</text:p>
          </table:table-cell>
          <table:table-cell table:formula="of:=AVERAGE([.C22:.C31])"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287%</text:p>
          </table:table-cell>
          <table:table-cell office:value-type="float" office:value="0.036">
            <text:p>0.036</text:p>
          </table:table-cell>
          <table:table-cell/>
          <table:table-cell office:value-type="float" office:value="4">
            <text:p>4</text:p>
          </table:table-cell>
          <table:table-cell table:formula="of:=AVERAGE(INDIRECT(CONCATENATE(&quot;C&quot;;[.I7]*10+1)))" office:value-type="float" office:value="79">
            <text:p>79.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string">
            <text:p>0.11s</text:p>
          </table:table-cell>
          <table:table-cell office:value-type="string">
            <text:p>0.09s</text:p>
          </table:table-cell>
          <table:table-cell table:style-name="ce1" office:value-type="string">
            <text:p>374%</text:p>
          </table:table-cell>
          <table:table-cell office:value-type="float" office:value="0.053">
            <text:p>0.053</text:p>
          </table:table-cell>
          <table:table-cell/>
          <table:table-cell office:value-type="float" office:value="5">
            <text:p>5</text:p>
          </table:table-cell>
          <table:table-cell table:formula="of:=AVERAGE(INDIRECT(CONCATENATE(&quot;C&quot;;[.I8]*10+1)))" office:value-type="float" office:value="82">
            <text:p>82.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250%</text:p>
          </table:table-cell>
          <table:table-cell office:value-type="float" office:value="0.046">
            <text:p>0.046</text:p>
          </table:table-cell>
          <table:table-cell/>
          <table:table-cell office:value-type="float" office:value="6">
            <text:p>6</text:p>
          </table:table-cell>
          <table:table-cell table:formula="of:=AVERAGE(INDIRECT(CONCATENATE(&quot;C&quot;;[.I9]*10+1)))" office:value-type="float" office:value="75">
            <text:p>75.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290%</text:p>
          </table:table-cell>
          <table:table-cell office:value-type="float" office:value="0.039">
            <text:p>0.039</text:p>
          </table:table-cell>
          <table:table-cell/>
          <table:table-cell office:value-type="float" office:value="7">
            <text:p>7</text:p>
          </table:table-cell>
          <table:table-cell table:formula="of:=AVERAGE(INDIRECT(CONCATENATE(&quot;C&quot;;[.I10]*10+1)))" office:value-type="float" office:value="77">
            <text:p>77.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string">
            <text:p>0.12s</text:p>
          </table:table-cell>
          <table:table-cell office:value-type="string">
            <text:p>0.09s</text:p>
          </table:table-cell>
          <table:table-cell table:style-name="ce1" office:value-type="string">
            <text:p>384%</text:p>
          </table:table-cell>
          <table:table-cell office:value-type="float" office:value="0.055">
            <text:p>0.055</text:p>
          </table:table-cell>
          <table:table-cell/>
          <table:table-cell office:value-type="float" office:value="8">
            <text:p>8</text:p>
          </table:table-cell>
          <table:table-cell table:formula="of:=AVERAGE(INDIRECT(CONCATENATE(&quot;C&quot;;[.I11]*10+1)))" office:value-type="float" office:value="76">
            <text:p>76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269%</text:p>
          </table:table-cell>
          <table:table-cell office:value-type="float" office:value="0.042">
            <text:p>0.042</text:p>
          </table:table-cell>
          <table:table-cell/>
          <table:table-cell office:value-type="float" office:value="9">
            <text:p>9</text:p>
          </table:table-cell>
          <table:table-cell table:formula="of:=AVERAGE(INDIRECT(CONCATENATE(&quot;C&quot;;[.I12]*10+1)))" office:value-type="float" office:value="79">
            <text:p>79.0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315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10">
            <text:p>10</text:p>
          </table:table-cell>
          <table:table-cell table:formula="of:=AVERAGE(INDIRECT(CONCATENATE(&quot;C&quot;;[.I13]*10+1)))" office:value-type="float" office:value="74">
            <text:p>74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string">
            <text:p>0.20s</text:p>
          </table:table-cell>
          <table:table-cell office:value-type="string">
            <text:p>0.07s</text:p>
          </table:table-cell>
          <table:table-cell table:style-name="ce1" office:value-type="string">
            <text:p>404%</text:p>
          </table:table-cell>
          <table:table-cell office:value-type="float" office:value="0.068">
            <text:p>0.068</text:p>
          </table:table-cell>
          <table:table-cell/>
          <table:table-cell office:value-type="float" office:value="11">
            <text:p>11</text:p>
          </table:table-cell>
          <table:table-cell table:formula="of:=AVERAGE(INDIRECT(CONCATENATE(&quot;C&quot;;[.I14]*10+1)))" office:value-type="float" office:value="70">
            <text:p>70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string">
            <text:p>0.07s</text:p>
          </table:table-cell>
          <table:table-cell office:value-type="string">
            <text:p>0.08s</text:p>
          </table:table-cell>
          <table:table-cell table:style-name="ce1" office:value-type="string">
            <text:p>318%</text:p>
          </table:table-cell>
          <table:table-cell office:value-type="float" office:value="0.049">
            <text:p>0.049</text:p>
          </table:table-cell>
          <table:table-cell/>
          <table:table-cell office:value-type="float" office:value="12">
            <text:p>12</text:p>
          </table:table-cell>
          <table:table-cell table:formula="of:=AVERAGE(INDIRECT(CONCATENATE(&quot;C&quot;;[.I15]*10+1)))" office:value-type="float" office:value="70">
            <text:p>70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string">
            <text:p>0.04s</text:p>
          </table:table-cell>
          <table:table-cell office:value-type="string">
            <text:p>0.07s</text:p>
          </table:table-cell>
          <table:table-cell table:style-name="ce1" office:value-type="string">
            <text:p>280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13">
            <text:p>13</text:p>
          </table:table-cell>
          <table:table-cell table:formula="of:=AVERAGE(INDIRECT(CONCATENATE(&quot;C&quot;;[.I16]*10+1)))" office:value-type="float" office:value="68">
            <text:p>68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0.06s</text:p>
          </table:table-cell>
          <table:table-cell office:value-type="string">
            <text:p>0.08s</text:p>
          </table:table-cell>
          <table:table-cell table:style-name="ce1" office:value-type="string">
            <text:p>321%</text:p>
          </table:table-cell>
          <table:table-cell office:value-type="float" office:value="0.046">
            <text:p>0.046</text:p>
          </table:table-cell>
          <table:table-cell/>
          <table:table-cell office:value-type="float" office:value="14">
            <text:p>14</text:p>
          </table:table-cell>
          <table:table-cell table:formula="of:=AVERAGE(INDIRECT(CONCATENATE(&quot;C&quot;;[.I17]*10+1)))" office:value-type="float" office:value="67">
            <text:p>67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string">
            <text:p>0.21s</text:p>
          </table:table-cell>
          <table:table-cell office:value-type="string">
            <text:p>0.07s</text:p>
          </table:table-cell>
          <table:table-cell table:style-name="ce1" office:value-type="string">
            <text:p>404%</text:p>
          </table:table-cell>
          <table:table-cell office:value-type="float" office:value="0.07">
            <text:p>0.07</text:p>
          </table:table-cell>
          <table:table-cell/>
          <table:table-cell office:value-type="float" office:value="15">
            <text:p>15</text:p>
          </table:table-cell>
          <table:table-cell table:formula="of:=AVERAGE(INDIRECT(CONCATENATE(&quot;C&quot;;[.I18]*10+1)))" office:value-type="float" office:value="67">
            <text:p>67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string">
            <text:p>0.13s</text:p>
          </table:table-cell>
          <table:table-cell office:value-type="string">
            <text:p>0.04s</text:p>
          </table:table-cell>
          <table:table-cell table:style-name="ce1" office:value-type="string">
            <text:p>327%</text:p>
          </table:table-cell>
          <table:table-cell office:value-type="float" office:value="0.052">
            <text:p>0.052</text:p>
          </table:table-cell>
          <table:table-cell/>
          <table:table-cell office:value-type="float" office:value="16">
            <text:p>16</text:p>
          </table:table-cell>
          <table:table-cell table:formula="of:=AVERAGE(INDIRECT(CONCATENATE(&quot;C&quot;;[.I19]*10+1)))" office:value-type="float" office:value="66">
            <text:p>66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string">
            <text:p>0.15s</text:p>
          </table:table-cell>
          <table:table-cell office:value-type="string">
            <text:p>0.04s</text:p>
          </table:table-cell>
          <table:table-cell table:style-name="ce1" office:value-type="string">
            <text:p>330%</text:p>
          </table:table-cell>
          <table:table-cell office:value-type="float" office:value="0.058">
            <text:p>0.058</text:p>
          </table:table-cell>
          <table:table-cell/>
          <table:table-cell office:value-type="float" office:value="17">
            <text:p>17</text:p>
          </table:table-cell>
          <table:table-cell table:formula="of:=AVERAGE(INDIRECT(CONCATENATE(&quot;C&quot;;[.I20]*10+1)))" office:value-type="float" office:value="73">
            <text:p>73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0.09s</text:p>
          </table:table-cell>
          <table:table-cell table:style-name="ce1" office:value-type="string">
            <text:p>298%</text:p>
          </table:table-cell>
          <table:table-cell office:value-type="float" office:value="0.06">
            <text:p>0.06</text:p>
          </table:table-cell>
          <table:table-cell/>
          <table:table-cell office:value-type="float" office:value="18">
            <text:p>18</text:p>
          </table:table-cell>
          <table:table-cell table:formula="of:=AVERAGE(INDIRECT(CONCATENATE(&quot;C&quot;;[.I21]*10+1)))" office:value-type="float" office:value="67">
            <text:p>67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0.16s</text:p>
          </table:table-cell>
          <table:table-cell office:value-type="string">
            <text:p>0.08s</text:p>
          </table:table-cell>
          <table:table-cell table:style-name="ce1" office:value-type="string">
            <text:p>322%</text:p>
          </table:table-cell>
          <table:table-cell office:value-type="float" office:value="0.073">
            <text:p>0.073</text:p>
          </table:table-cell>
          <table:table-cell/>
          <table:table-cell office:value-type="float" office:value="19">
            <text:p>19</text:p>
          </table:table-cell>
          <table:table-cell table:formula="of:=AVERAGE(INDIRECT(CONCATENATE(&quot;C&quot;;[.I22]*10+1)))" office:value-type="float" office:value="70">
            <text:p>70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string">
            <text:p>0.20s</text:p>
          </table:table-cell>
          <table:table-cell office:value-type="string">
            <text:p>0.06s</text:p>
          </table:table-cell>
          <table:table-cell table:style-name="ce1" office:value-type="string">
            <text:p>382%</text:p>
          </table:table-cell>
          <table:table-cell office:value-type="float" office:value="0.067">
            <text:p>0.067</text:p>
          </table:table-cell>
          <table:table-cell/>
          <table:table-cell office:value-type="float" office:value="20">
            <text:p>20</text:p>
          </table:table-cell>
          <table:table-cell table:formula="of:=AVERAGE(INDIRECT(CONCATENATE(&quot;C&quot;;[.I23]*10+1)))" office:value-type="float" office:value="63">
            <text:p>63.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string">
            <text:p>0.22s</text:p>
          </table:table-cell>
          <table:table-cell office:value-type="string">
            <text:p>0.05s</text:p>
          </table:table-cell>
          <table:table-cell table:style-name="ce1" office:value-type="string">
            <text:p>399%</text:p>
          </table:table-cell>
          <table:table-cell office:value-type="float" office:value="0.067">
            <text:p>0.067</text:p>
          </table:table-cell>
          <table:table-cell/>
          <table:table-cell office:value-type="float" office:value="21">
            <text:p>21</text:p>
          </table:table-cell>
          <table:table-cell table:formula="of:=AVERAGE(INDIRECT(CONCATENATE(&quot;C&quot;;[.I24]*10+1)))" office:value-type="float" office:value="68">
            <text:p>68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string">
            <text:p>0.21s</text:p>
          </table:table-cell>
          <table:table-cell office:value-type="string">
            <text:p>0.06s</text:p>
          </table:table-cell>
          <table:table-cell table:style-name="ce1" office:value-type="string">
            <text:p>405%</text:p>
          </table:table-cell>
          <table:table-cell office:value-type="float" office:value="0.067">
            <text:p>0.067</text:p>
          </table:table-cell>
          <table:table-cell/>
          <table:table-cell office:value-type="float" office:value="22">
            <text:p>22</text:p>
          </table:table-cell>
          <table:table-cell table:formula="of:=AVERAGE(INDIRECT(CONCATENATE(&quot;C&quot;;[.I25]*10+1)))" office:value-type="float" office:value="365">
            <text:p>365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353%</text:p>
          </table:table-cell>
          <table:table-cell office:value-type="float" office:value="0.048">
            <text:p>0.048</text:p>
          </table:table-cell>
          <table:table-cell/>
          <table:table-cell office:value-type="float" office:value="23">
            <text:p>23</text:p>
          </table:table-cell>
          <table:table-cell table:formula="of:=AVERAGE(INDIRECT(CONCATENATE(&quot;C&quot;;[.I26]*10+1)))" office:value-type="float" office:value="67">
            <text:p>67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22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24">
            <text:p>24</text:p>
          </table:table-cell>
          <table:table-cell table:formula="of:=AVERAGE(INDIRECT(CONCATENATE(&quot;C&quot;;[.I27]*10+1)))" office:value-type="float" office:value="66">
            <text:p>66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12%</text:p>
          </table:table-cell>
          <table:table-cell office:value-type="float" office:value="0.043">
            <text:p>0.043</text:p>
          </table:table-cell>
          <table:table-cell/>
          <table:table-cell office:value-type="float" office:value="25">
            <text:p>25</text:p>
          </table:table-cell>
          <table:table-cell table:formula="of:=AVERAGE(INDIRECT(CONCATENATE(&quot;C&quot;;[.I28]*10+1)))" office:value-type="float" office:value="347">
            <text:p>347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258%</text:p>
          </table:table-cell>
          <table:table-cell office:value-type="float" office:value="0.043">
            <text:p>0.043</text:p>
          </table:table-cell>
          <table:table-cell/>
          <table:table-cell office:value-type="float" office:value="26">
            <text:p>26</text:p>
          </table:table-cell>
          <table:table-cell table:formula="of:=AVERAGE(INDIRECT(CONCATENATE(&quot;C&quot;;[.I29]*10+1)))" office:value-type="float" office:value="62">
            <text:p>62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314%</text:p>
          </table:table-cell>
          <table:table-cell office:value-type="float" office:value="0.043">
            <text:p>0.043</text:p>
          </table:table-cell>
          <table:table-cell/>
          <table:table-cell office:value-type="float" office:value="27">
            <text:p>27</text:p>
          </table:table-cell>
          <table:table-cell table:formula="of:=AVERAGE(INDIRECT(CONCATENATE(&quot;C&quot;;[.I30]*10+1)))" office:value-type="float" office:value="54">
            <text:p>54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0.10s</text:p>
          </table:table-cell>
          <table:table-cell office:value-type="string">
            <text:p>0.08s</text:p>
          </table:table-cell>
          <table:table-cell table:style-name="ce1" office:value-type="string">
            <text:p>315%</text:p>
          </table:table-cell>
          <table:table-cell office:value-type="float" office:value="0.058">
            <text:p>0.058</text:p>
          </table:table-cell>
          <table:table-cell/>
          <table:table-cell office:value-type="float" office:value="28">
            <text:p>28</text:p>
          </table:table-cell>
          <table:table-cell table:formula="of:=AVERAGE(INDIRECT(CONCATENATE(&quot;C&quot;;[.I31]*10+1)))" office:value-type="float" office:value="140">
            <text:p>140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09%</text:p>
          </table:table-cell>
          <table:table-cell office:value-type="float" office:value="0.047">
            <text:p>0.047</text:p>
          </table:table-cell>
          <table:table-cell/>
          <table:table-cell office:value-type="float" office:value="29">
            <text:p>29</text:p>
          </table:table-cell>
          <table:table-cell table:formula="of:=AVERAGE(INDIRECT(CONCATENATE(&quot;C&quot;;[.I32]*10+1)))" office:value-type="float" office:value="52">
            <text:p>52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string">
            <text:p>0.11s</text:p>
          </table:table-cell>
          <table:table-cell office:value-type="string">
            <text:p>0.05s</text:p>
          </table:table-cell>
          <table:table-cell table:style-name="ce1" office:value-type="string">
            <text:p>360%</text:p>
          </table:table-cell>
          <table:table-cell office:value-type="float" office:value="0.044">
            <text:p>0.044</text:p>
          </table:table-cell>
          <table:table-cell/>
          <table:table-cell office:value-type="float" office:value="30">
            <text:p>30</text:p>
          </table:table-cell>
          <table:table-cell table:formula="of:=AVERAGE(INDIRECT(CONCATENATE(&quot;C&quot;;[.I33]*10+1)))" office:value-type="float" office:value="75">
            <text:p>75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8%</text:p>
          </table:table-cell>
          <table:table-cell office:value-type="float" office:value="0.035">
            <text:p>0.035</text:p>
          </table:table-cell>
          <table:table-cell/>
          <table:table-cell office:value-type="float" office:value="31">
            <text:p>31</text:p>
          </table:table-cell>
          <table:table-cell table:formula="of:=AVERAGE(INDIRECT(CONCATENATE(&quot;C&quot;;[.I34]*10+1)))" office:value-type="float" office:value="141">
            <text:p>141.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310%</text:p>
          </table:table-cell>
          <table:table-cell office:value-type="float" office:value="0.035">
            <text:p>0.035</text:p>
          </table:table-cell>
          <table:table-cell/>
          <table:table-cell office:value-type="float" office:value="32">
            <text:p>32</text:p>
          </table:table-cell>
          <table:table-cell table:formula="of:=AVERAGE(INDIRECT(CONCATENATE(&quot;C&quot;;[.I35]*10+1)))" office:value-type="float" office:value="50">
            <text:p>50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string">
            <text:p>0.12s</text:p>
          </table:table-cell>
          <table:table-cell office:value-type="string">
            <text:p>0.08s</text:p>
          </table:table-cell>
          <table:table-cell table:style-name="ce1" office:value-type="string">
            <text:p>361%</text:p>
          </table:table-cell>
          <table:table-cell office:value-type="float" office:value="0.054">
            <text:p>0.054</text:p>
          </table:table-cell>
          <table:table-cell/>
          <table:table-cell office:value-type="float" office:value="33">
            <text:p>33</text:p>
          </table:table-cell>
          <table:table-cell table:formula="of:=AVERAGE(INDIRECT(CONCATENATE(&quot;C&quot;;[.I36]*10+1)))" office:value-type="float" office:value="48">
            <text:p>48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string">
            <text:p>0.14s</text:p>
          </table:table-cell>
          <table:table-cell office:value-type="string">
            <text:p>0.06s</text:p>
          </table:table-cell>
          <table:table-cell table:style-name="ce1" office:value-type="string">
            <text:p>380%</text:p>
          </table:table-cell>
          <table:table-cell office:value-type="float" office:value="0.051">
            <text:p>0.051</text:p>
          </table:table-cell>
          <table:table-cell/>
          <table:table-cell office:value-type="float" office:value="34">
            <text:p>34</text:p>
          </table:table-cell>
          <table:table-cell table:formula="of:=AVERAGE(INDIRECT(CONCATENATE(&quot;C&quot;;[.I37]*10+1)))" office:value-type="float" office:value="53">
            <text:p>53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string">
            <text:p>0.13s</text:p>
          </table:table-cell>
          <table:table-cell office:value-type="string">
            <text:p>0.02s</text:p>
          </table:table-cell>
          <table:table-cell table:style-name="ce1" office:value-type="string">
            <text:p>289%</text:p>
          </table:table-cell>
          <table:table-cell office:value-type="float" office:value="0.051">
            <text:p>0.051</text:p>
          </table:table-cell>
          <table:table-cell/>
          <table:table-cell office:value-type="float" office:value="35">
            <text:p>35</text:p>
          </table:table-cell>
          <table:table-cell table:formula="of:=AVERAGE(INDIRECT(CONCATENATE(&quot;C&quot;;[.I38]*10+1)))" office:value-type="float" office:value="81">
            <text:p>81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299%</text:p>
          </table:table-cell>
          <table:table-cell office:value-type="float" office:value="0.056">
            <text:p>0.056</text:p>
          </table:table-cell>
          <table:table-cell/>
          <table:table-cell office:value-type="float" office:value="36">
            <text:p>36</text:p>
          </table:table-cell>
          <table:table-cell table:formula="of:=AVERAGE(INDIRECT(CONCATENATE(&quot;C&quot;;[.I39]*10+1)))" office:value-type="float" office:value="45">
            <text:p>45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282%</text:p>
          </table:table-cell>
          <table:table-cell office:value-type="float" office:value="0.045">
            <text:p>0.045</text:p>
          </table:table-cell>
          <table:table-cell/>
          <table:table-cell office:value-type="float" office:value="37">
            <text:p>37</text:p>
          </table:table-cell>
          <table:table-cell table:formula="of:=AVERAGE(INDIRECT(CONCATENATE(&quot;C&quot;;[.I40]*10+1)))" office:value-type="float" office:value="46">
            <text:p>46.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313%</text:p>
          </table:table-cell>
          <table:table-cell office:value-type="float" office:value="0.052">
            <text:p>0.052</text:p>
          </table:table-cell>
          <table:table-cell/>
          <table:table-cell office:value-type="float" office:value="38">
            <text:p>38</text:p>
          </table:table-cell>
          <table:table-cell table:formula="of:=AVERAGE(INDIRECT(CONCATENATE(&quot;C&quot;;[.I41]*10+1)))" office:value-type="float" office:value="43">
            <text:p>43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57%</text:p>
          </table:table-cell>
          <table:table-cell office:value-type="float" office:value="0.043">
            <text:p>0.043</text:p>
          </table:table-cell>
          <table:table-cell/>
          <table:table-cell office:value-type="float" office:value="39">
            <text:p>39</text:p>
          </table:table-cell>
          <table:table-cell table:formula="of:=AVERAGE(INDIRECT(CONCATENATE(&quot;C&quot;;[.I42]*10+1)))" office:value-type="float" office:value="42">
            <text:p>42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0.10s</text:p>
          </table:table-cell>
          <table:table-cell office:value-type="string">
            <text:p>0.06s</text:p>
          </table:table-cell>
          <table:table-cell table:style-name="ce1" office:value-type="string">
            <text:p>375%</text:p>
          </table:table-cell>
          <table:table-cell office:value-type="float" office:value="0.045">
            <text:p>0.045</text:p>
          </table:table-cell>
          <table:table-cell/>
          <table:table-cell office:value-type="float" office:value="40">
            <text:p>40</text:p>
          </table:table-cell>
          <table:table-cell table:formula="of:=AVERAGE(INDIRECT(CONCATENATE(&quot;C&quot;;[.I43]*10+1)))" office:value-type="float" office:value="41">
            <text:p>41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0.10s</text:p>
          </table:table-cell>
          <table:table-cell office:value-type="string">
            <text:p>0.07s</text:p>
          </table:table-cell>
          <table:table-cell table:style-name="ce1" office:value-type="string">
            <text:p>375%</text:p>
          </table:table-cell>
          <table:table-cell office:value-type="float" office:value="0.047">
            <text:p>0.047</text:p>
          </table:table-cell>
          <table:table-cell/>
          <table:table-cell office:value-type="float" office:value="41">
            <text:p>41</text:p>
          </table:table-cell>
          <table:table-cell table:formula="of:=AVERAGE(INDIRECT(CONCATENATE(&quot;C&quot;;[.I44]*10+1)))" office:value-type="float" office:value="40">
            <text:p>40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0.10s</text:p>
          </table:table-cell>
          <table:table-cell office:value-type="string">
            <text:p>0.08s</text:p>
          </table:table-cell>
          <table:table-cell table:style-name="ce1" office:value-type="string">
            <text:p>357%</text:p>
          </table:table-cell>
          <table:table-cell office:value-type="float" office:value="0.052">
            <text:p>0.052</text:p>
          </table:table-cell>
          <table:table-cell/>
          <table:table-cell office:value-type="float" office:value="42">
            <text:p>42</text:p>
          </table:table-cell>
          <table:table-cell table:formula="of:=AVERAGE(INDIRECT(CONCATENATE(&quot;C&quot;;[.I45]*10+1)))" office:value-type="float" office:value="39">
            <text:p>39.0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13%</text:p>
          </table:table-cell>
          <table:table-cell office:value-type="float" office:value="0.042">
            <text:p>0.042</text:p>
          </table:table-cell>
          <table:table-cell/>
          <table:table-cell office:value-type="float" office:value="43">
            <text:p>43</text:p>
          </table:table-cell>
          <table:table-cell table:formula="of:=AVERAGE(INDIRECT(CONCATENATE(&quot;C&quot;;[.I46]*10+1)))" office:value-type="float" office:value="38">
            <text:p>38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0.13s</text:p>
          </table:table-cell>
          <table:table-cell office:value-type="string">
            <text:p>0.05s</text:p>
          </table:table-cell>
          <table:table-cell table:style-name="ce1" office:value-type="string">
            <text:p>363%</text:p>
          </table:table-cell>
          <table:table-cell office:value-type="float" office:value="0.05">
            <text:p>0.05</text:p>
          </table:table-cell>
          <table:table-cell/>
          <table:table-cell office:value-type="float" office:value="44">
            <text:p>44</text:p>
          </table:table-cell>
          <table:table-cell table:formula="of:=AVERAGE(INDIRECT(CONCATENATE(&quot;C&quot;;[.I47]*10+1)))" office:value-type="float" office:value="37">
            <text:p>37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0.11s</text:p>
          </table:table-cell>
          <table:table-cell office:value-type="string">
            <text:p>0.07s</text:p>
          </table:table-cell>
          <table:table-cell table:style-name="ce1" office:value-type="string">
            <text:p>387%</text:p>
          </table:table-cell>
          <table:table-cell office:value-type="float" office:value="0.046">
            <text:p>0.046</text:p>
          </table:table-cell>
          <table:table-cell/>
          <table:table-cell office:value-type="float" office:value="45">
            <text:p>45</text:p>
          </table:table-cell>
          <table:table-cell table:formula="of:=AVERAGE(INDIRECT(CONCATENATE(&quot;C&quot;;[.I48]*10+1)))" office:value-type="float" office:value="36">
            <text:p>36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39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46">
            <text:p>46</text:p>
          </table:table-cell>
          <table:table-cell table:formula="of:=AVERAGE(INDIRECT(CONCATENATE(&quot;C&quot;;[.I49]*10+1)))" office:value-type="float" office:value="35">
            <text:p>35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string">
            <text:p>0.14s</text:p>
          </table:table-cell>
          <table:table-cell office:value-type="string">
            <text:p>0.08s</text:p>
          </table:table-cell>
          <table:table-cell table:style-name="ce1" office:value-type="string">
            <text:p>386%</text:p>
          </table:table-cell>
          <table:table-cell office:value-type="float" office:value="0.056">
            <text:p>0.056</text:p>
          </table:table-cell>
          <table:table-cell/>
          <table:table-cell office:value-type="float" office:value="47">
            <text:p>47</text:p>
          </table:table-cell>
          <table:table-cell table:formula="of:=AVERAGE(INDIRECT(CONCATENATE(&quot;C&quot;;[.I50]*10+1)))" office:value-type="float" office:value="34">
            <text:p>34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string">
            <text:p>0.07s</text:p>
          </table:table-cell>
          <table:table-cell office:value-type="string">
            <text:p>0.09s</text:p>
          </table:table-cell>
          <table:table-cell table:style-name="ce1" office:value-type="string">
            <text:p>317%</text:p>
          </table:table-cell>
          <table:table-cell office:value-type="float" office:value="0.05">
            <text:p>0.05</text:p>
          </table:table-cell>
          <table:table-cell/>
          <table:table-cell office:value-type="float" office:value="48">
            <text:p>48</text:p>
          </table:table-cell>
          <table:table-cell table:formula="of:=AVERAGE(INDIRECT(CONCATENATE(&quot;C&quot;;[.I51]*10+1)))" office:value-type="float" office:value="33">
            <text:p>33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298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49">
            <text:p>49</text:p>
          </table:table-cell>
          <table:table-cell table:formula="of:=AVERAGE(INDIRECT(CONCATENATE(&quot;C&quot;;[.I52]*10+1)))" office:value-type="float" office:value="32">
            <text:p>32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44%</text:p>
          </table:table-cell>
          <table:table-cell office:value-type="float" office:value="0.044">
            <text:p>0.044</text:p>
          </table:table-cell>
          <table:table-cell/>
          <table:table-cell office:value-type="float" office:value="50">
            <text:p>50</text:p>
          </table:table-cell>
          <table:table-cell table:formula="of:=AVERAGE(INDIRECT(CONCATENATE(&quot;C&quot;;[.I53]*10+1)))" office:value-type="float" office:value="31">
            <text:p>31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string">
            <text:p>0.16s</text:p>
          </table:table-cell>
          <table:table-cell office:value-type="string">
            <text:p>0.04s</text:p>
          </table:table-cell>
          <table:table-cell table:style-name="ce1" office:value-type="string">
            <text:p>382%</text:p>
          </table:table-cell>
          <table:table-cell office:value-type="float" office:value="0.051">
            <text:p>0.051</text:p>
          </table:table-cell>
          <table:table-cell/>
          <table:table-cell office:value-type="float" office:value="51">
            <text:p>51</text:p>
          </table:table-cell>
          <table:table-cell table:formula="of:=AVERAGE(INDIRECT(CONCATENATE(&quot;C&quot;;[.I54]*10+1)))" office:value-type="float" office:value="30">
            <text:p>30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24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52">
            <text:p>52</text:p>
          </table:table-cell>
          <table:table-cell table:formula="of:=AVERAGE(INDIRECT(CONCATENATE(&quot;C&quot;;[.I55]*10+1)))" office:value-type="float" office:value="29">
            <text:p>29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46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53">
            <text:p>53</text:p>
          </table:table-cell>
          <table:table-cell table:formula="of:=AVERAGE(INDIRECT(CONCATENATE(&quot;C&quot;;[.I56]*10+1)))" office:value-type="float" office:value="28">
            <text:p>28.0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7%</text:p>
          </table:table-cell>
          <table:table-cell office:value-type="float" office:value="0.034">
            <text:p>0.034</text:p>
          </table:table-cell>
          <table:table-cell/>
          <table:table-cell office:value-type="float" office:value="54">
            <text:p>54</text:p>
          </table:table-cell>
          <table:table-cell table:formula="of:=AVERAGE(INDIRECT(CONCATENATE(&quot;C&quot;;[.I57]*10+1)))" office:value-type="float" office:value="27">
            <text:p>27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292%</text:p>
          </table:table-cell>
          <table:table-cell office:value-type="float" office:value="0.042">
            <text:p>0.042</text:p>
          </table:table-cell>
          <table:table-cell/>
          <table:table-cell office:value-type="float" office:value="55">
            <text:p>55</text:p>
          </table:table-cell>
          <table:table-cell table:formula="of:=AVERAGE(INDIRECT(CONCATENATE(&quot;C&quot;;[.I58]*10+1)))" office:value-type="float" office:value="26">
            <text:p>26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1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56">
            <text:p>56</text:p>
          </table:table-cell>
          <table:table-cell table:formula="of:=AVERAGE(INDIRECT(CONCATENATE(&quot;C&quot;;[.I59]*10+1)))" office:value-type="float" office:value="25">
            <text:p>25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12s</text:p>
          </table:table-cell>
          <table:table-cell office:value-type="string">
            <text:p>0.03s</text:p>
          </table:table-cell>
          <table:table-cell table:style-name="ce1" office:value-type="string">
            <text:p>358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57">
            <text:p>57</text:p>
          </table:table-cell>
          <table:table-cell table:formula="of:=AVERAGE(INDIRECT(CONCATENATE(&quot;C&quot;;[.I60]*10+1)))" office:value-type="float" office:value="24">
            <text:p>24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10%</text:p>
          </table:table-cell>
          <table:table-cell office:value-type="float" office:value="0.032">
            <text:p>0.032</text:p>
          </table:table-cell>
          <table:table-cell/>
          <table:table-cell office:value-type="float" office:value="58">
            <text:p>58</text:p>
          </table:table-cell>
          <table:table-cell table:formula="of:=AVERAGE(INDIRECT(CONCATENATE(&quot;C&quot;;[.I61]*10+1)))" office:value-type="float" office:value="23">
            <text:p>23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09%</text:p>
          </table:table-cell>
          <table:table-cell office:value-type="float" office:value="0.036">
            <text:p>0.036</text:p>
          </table:table-cell>
          <table:table-cell/>
          <table:table-cell office:value-type="float" office:value="59">
            <text:p>59</text:p>
          </table:table-cell>
          <table:table-cell table:formula="of:=AVERAGE(INDIRECT(CONCATENATE(&quot;C&quot;;[.I62]*10+1)))" office:value-type="float" office:value="22">
            <text:p>22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58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60">
            <text:p>60</text:p>
          </table:table-cell>
          <table:table-cell table:formula="of:=AVERAGE(INDIRECT(CONCATENATE(&quot;C&quot;;[.I63]*10+1)))" office:value-type="float" office:value="21">
            <text:p>21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31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61">
            <text:p>61</text:p>
          </table:table-cell>
          <table:table-cell table:formula="of:=AVERAGE(INDIRECT(CONCATENATE(&quot;C&quot;;[.I64]*10+1)))" office:value-type="float" office:value="20">
            <text:p>20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0.18s</text:p>
          </table:table-cell>
          <table:table-cell office:value-type="string">
            <text:p>0.04s</text:p>
          </table:table-cell>
          <table:table-cell table:style-name="ce1" office:value-type="string">
            <text:p>389%</text:p>
          </table:table-cell>
          <table:table-cell office:value-type="float" office:value="0.055">
            <text:p>0.055</text:p>
          </table:table-cell>
          <table:table-cell/>
          <table:table-cell office:value-type="float" office:value="62">
            <text:p>62</text:p>
          </table:table-cell>
          <table:table-cell table:formula="of:=AVERAGE(INDIRECT(CONCATENATE(&quot;C&quot;;[.I65]*10+1)))" office:value-type="float" office:value="19">
            <text:p>19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43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63">
            <text:p>63</text:p>
          </table:table-cell>
          <table:table-cell table:formula="of:=AVERAGE(INDIRECT(CONCATENATE(&quot;C&quot;;[.I66]*10+1)))" office:value-type="float" office:value="18">
            <text:p>18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299%</text:p>
          </table:table-cell>
          <table:table-cell office:value-type="float" office:value="0.04">
            <text:p>0.04</text:p>
          </table:table-cell>
          <table:table-cell/>
          <table:table-cell office:value-type="float" office:value="64">
            <text:p>64</text:p>
          </table:table-cell>
          <table:table-cell table:formula="of:=AVERAGE(INDIRECT(CONCATENATE(&quot;C&quot;;[.I67]*10+1)))" office:value-type="float" office:value="17">
            <text:p>17.0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27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65">
            <text:p>65</text:p>
          </table:table-cell>
          <table:table-cell table:formula="of:=AVERAGE(INDIRECT(CONCATENATE(&quot;C&quot;;[.I68]*10+1)))" office:value-type="float" office:value="16">
            <text:p>16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59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66">
            <text:p>66</text:p>
          </table:table-cell>
          <table:table-cell table:formula="of:=AVERAGE(INDIRECT(CONCATENATE(&quot;C&quot;;[.I69]*10+1)))" office:value-type="float" office:value="15">
            <text:p>15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6s</text:p>
          </table:table-cell>
          <table:table-cell table:style-name="ce1" office:value-type="string">
            <text:p>354%</text:p>
          </table:table-cell>
          <table:table-cell office:value-type="float" office:value="0.044">
            <text:p>0.044</text:p>
          </table:table-cell>
          <table:table-cell/>
          <table:table-cell office:value-type="float" office:value="67">
            <text:p>67</text:p>
          </table:table-cell>
          <table:table-cell table:formula="of:=AVERAGE(INDIRECT(CONCATENATE(&quot;C&quot;;[.I70]*10+1)))" office:value-type="float" office:value="14">
            <text:p>14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string">
            <text:p>0.08s</text:p>
          </table:table-cell>
          <table:table-cell office:value-type="string">
            <text:p>0.07s</text:p>
          </table:table-cell>
          <table:table-cell table:style-name="ce1" office:value-type="string">
            <text:p>335%</text:p>
          </table:table-cell>
          <table:table-cell office:value-type="float" office:value="0.047">
            <text:p>0.047</text:p>
          </table:table-cell>
          <table:table-cell/>
          <table:table-cell office:value-type="float" office:value="68">
            <text:p>68</text:p>
          </table:table-cell>
          <table:table-cell table:formula="of:=AVERAGE(INDIRECT(CONCATENATE(&quot;C&quot;;[.I71]*10+1)))" office:value-type="float" office:value="13">
            <text:p>13.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32%</text:p>
          </table:table-cell>
          <table:table-cell office:value-type="float" office:value="0.042">
            <text:p>0.042</text:p>
          </table:table-cell>
          <table:table-cell/>
          <table:table-cell office:value-type="float" office:value="69">
            <text:p>69</text:p>
          </table:table-cell>
          <table:table-cell table:formula="of:=AVERAGE(INDIRECT(CONCATENATE(&quot;C&quot;;[.I72]*10+1)))" office:value-type="float" office:value="12">
            <text:p>12.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3%</text:p>
          </table:table-cell>
          <table:table-cell office:value-type="float" office:value="0.034">
            <text:p>0.034</text:p>
          </table:table-cell>
          <table:table-cell/>
          <table:table-cell office:value-type="float" office:value="70">
            <text:p>70</text:p>
          </table:table-cell>
          <table:table-cell table:formula="of:=AVERAGE(INDIRECT(CONCATENATE(&quot;C&quot;;[.I73]*10+1)))" office:value-type="float" office:value="11">
            <text:p>11.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0.14s</text:p>
          </table:table-cell>
          <table:table-cell office:value-type="string">
            <text:p>0.04s</text:p>
          </table:table-cell>
          <table:table-cell table:style-name="ce1" office:value-type="string">
            <text:p>371%</text:p>
          </table:table-cell>
          <table:table-cell office:value-type="float" office:value="0.05">
            <text:p>0.05</text:p>
          </table:table-cell>
          <table:table-cell/>
          <table:table-cell office:value-type="float" office:value="71">
            <text:p>71</text:p>
          </table:table-cell>
          <table:table-cell table:formula="of:=AVERAGE(INDIRECT(CONCATENATE(&quot;C&quot;;[.I74]*10+1)))" office:value-type="float" office:value="10">
            <text:p>10.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282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string">
            <text:p>0.09s</text:p>
          </table:table-cell>
          <table:table-cell office:value-type="string">
            <text:p>0.05s</text:p>
          </table:table-cell>
          <table:table-cell table:style-name="ce1" office:value-type="string">
            <text:p>340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332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28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7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33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20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340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0.15s</text:p>
          </table:table-cell>
          <table:table-cell office:value-type="string">
            <text:p>0.02s</text:p>
          </table:table-cell>
          <table:table-cell table:style-name="ce1" office:value-type="string">
            <text:p>367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7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277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0.10s</text:p>
          </table:table-cell>
          <table:table-cell office:value-type="string">
            <text:p>0.06s</text:p>
          </table:table-cell>
          <table:table-cell table:style-name="ce1" office:value-type="string">
            <text:p>343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10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38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0.16s</text:p>
          </table:table-cell>
          <table:table-cell office:value-type="string">
            <text:p>0.04s</text:p>
          </table:table-cell>
          <table:table-cell table:style-name="ce1" office:value-type="string">
            <text:p>384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280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290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372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09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78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string">
            <text:p>0.14s</text:p>
          </table:table-cell>
          <table:table-cell office:value-type="string">
            <text:p>0.08s</text:p>
          </table:table-cell>
          <table:table-cell table:style-name="ce1" office:value-type="string">
            <text:p>374%</text:p>
          </table:table-cell>
          <table:table-cell office:value-type="float" office:value="0.057">
            <text:p>0.05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274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  <table:table-cell office:value-type="string">
            <text:p>0.20s</text:p>
          </table:table-cell>
          <table:table-cell office:value-type="string">
            <text:p>0.12s</text:p>
          </table:table-cell>
          <table:table-cell table:style-name="ce1" office:value-type="string">
            <text:p>350%</text:p>
          </table:table-cell>
          <table:table-cell office:value-type="float" office:value="0.094">
            <text:p>0.09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295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69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272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9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0.12s</text:p>
          </table:table-cell>
          <table:table-cell office:value-type="string">
            <text:p>0.07s</text:p>
          </table:table-cell>
          <table:table-cell table:style-name="ce1" office:value-type="string">
            <text:p>344%</text:p>
          </table:table-cell>
          <table:table-cell office:value-type="float" office:value="0.056">
            <text:p>0.05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0.13s</text:p>
          </table:table-cell>
          <table:table-cell office:value-type="string">
            <text:p>0.04s</text:p>
          </table:table-cell>
          <table:table-cell table:style-name="ce1" office:value-type="string">
            <text:p>367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57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89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3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0.13s</text:p>
          </table:table-cell>
          <table:table-cell office:value-type="string">
            <text:p>0.04s</text:p>
          </table:table-cell>
          <table:table-cell table:style-name="ce1" office:value-type="string">
            <text:p>379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string">
            <text:p>0.14s</text:p>
          </table:table-cell>
          <table:table-cell office:value-type="string">
            <text:p>0.04s</text:p>
          </table:table-cell>
          <table:table-cell table:style-name="ce1" office:value-type="string">
            <text:p>314%</text:p>
          </table:table-cell>
          <table:table-cell office:value-type="float" office:value="0.057">
            <text:p>0.057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335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56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44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47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373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287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7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38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0.07s</text:p>
          </table:table-cell>
          <table:table-cell table:style-name="ce1" office:value-type="string">
            <text:p>344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289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77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62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59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4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9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37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0.18s</text:p>
          </table:table-cell>
          <table:table-cell office:value-type="string">
            <text:p>0.06s</text:p>
          </table:table-cell>
          <table:table-cell table:style-name="ce1" office:value-type="string">
            <text:p>403%</text:p>
          </table:table-cell>
          <table:table-cell office:value-type="float" office:value="0.057">
            <text:p>0.057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5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  <table:table-cell office:value-type="string">
            <text:p>0.14s</text:p>
          </table:table-cell>
          <table:table-cell office:value-type="string">
            <text:p>0.08s</text:p>
          </table:table-cell>
          <table:table-cell table:style-name="ce1" office:value-type="string">
            <text:p>337%</text:p>
          </table:table-cell>
          <table:table-cell office:value-type="float" office:value="0.065">
            <text:p>0.065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312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2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7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string">
            <text:p>failed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0.08s</text:p>
          </table:table-cell>
          <table:table-cell table:style-name="ce1" office:value-type="string">
            <text:p>331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92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string">
            <text:p>0.03s</text:p>
          </table:table-cell>
          <table:table-cell office:value-type="string">
            <text:p>0.06s</text:p>
          </table:table-cell>
          <table:table-cell table:style-name="ce1" office:value-type="string">
            <text:p>307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01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string">
            <text:p>0.09s</text:p>
          </table:table-cell>
          <table:table-cell office:value-type="string">
            <text:p>0.10s</text:p>
          </table:table-cell>
          <table:table-cell table:style-name="ce1" office:value-type="string">
            <text:p>302%</text:p>
          </table:table-cell>
          <table:table-cell office:value-type="float" office:value="0.065">
            <text:p>0.06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7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29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string">
            <text:p>0.14s</text:p>
          </table:table-cell>
          <table:table-cell office:value-type="string">
            <text:p>0.05s</text:p>
          </table:table-cell>
          <table:table-cell table:style-name="ce1" office:value-type="string">
            <text:p>345%</text:p>
          </table:table-cell>
          <table:table-cell office:value-type="float" office:value="0.054">
            <text:p>0.05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0.13s</text:p>
          </table:table-cell>
          <table:table-cell office:value-type="string">
            <text:p>0.08s</text:p>
          </table:table-cell>
          <table:table-cell table:style-name="ce1" office:value-type="string">
            <text:p>392%</text:p>
          </table:table-cell>
          <table:table-cell office:value-type="float" office:value="0.054">
            <text:p>0.05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7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91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string">
            <text:p>0.02s</text:p>
          </table:table-cell>
          <table:table-cell office:value-type="string">
            <text:p>0.05s</text:p>
          </table:table-cell>
          <table:table-cell table:style-name="ce1" office:value-type="string">
            <text:p>27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28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8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352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97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58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70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297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87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0.10s</text:p>
          </table:table-cell>
          <table:table-cell office:value-type="string">
            <text:p>0.00s</text:p>
          </table:table-cell>
          <table:table-cell table:style-name="ce1" office:value-type="string">
            <text:p>332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33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57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7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70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6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0.14s</text:p>
          </table:table-cell>
          <table:table-cell office:value-type="string">
            <text:p>0.05s</text:p>
          </table:table-cell>
          <table:table-cell table:style-name="ce1" office:value-type="string">
            <text:p>411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string">
            <text:p>0.15s</text:p>
          </table:table-cell>
          <table:table-cell office:value-type="string">
            <text:p>0.03s</text:p>
          </table:table-cell>
          <table:table-cell table:style-name="ce1" office:value-type="string">
            <text:p>360%</text:p>
          </table:table-cell>
          <table:table-cell office:value-type="float" office:value="0.049">
            <text:p>0.04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84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0.12s</text:p>
          </table:table-cell>
          <table:table-cell office:value-type="string">
            <text:p>0.06s</text:p>
          </table:table-cell>
          <table:table-cell table:style-name="ce1" office:value-type="string">
            <text:p>394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22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04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81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9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57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291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60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298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09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40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7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63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274%</text:p>
          </table:table-cell>
          <table:table-cell office:value-type="float" office:value="0.055">
            <text:p>0.0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7">
            <text:p>207</text:p>
          </table:table-cell>
          <table:table-cell office:value-type="string">
            <text:p>0.11s</text:p>
          </table:table-cell>
          <table:table-cell office:value-type="string">
            <text:p>0.09s</text:p>
          </table:table-cell>
          <table:table-cell table:style-name="ce1" office:value-type="string">
            <text:p>296%</text:p>
          </table:table-cell>
          <table:table-cell office:value-type="float" office:value="0.066">
            <text:p>0.066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0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55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35">
            <text:p>435</text:p>
          </table:table-cell>
          <table:table-cell office:value-type="string">
            <text:p>0.31s</text:p>
          </table:table-cell>
          <table:table-cell office:value-type="string">
            <text:p>0.18s</text:p>
          </table:table-cell>
          <table:table-cell table:style-name="ce1" office:value-type="string">
            <text:p>354%</text:p>
          </table:table-cell>
          <table:table-cell office:value-type="float" office:value="0.138">
            <text:p>0.13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29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0.08s</text:p>
          </table:table-cell>
          <table:table-cell office:value-type="string">
            <text:p>0.07s</text:p>
          </table:table-cell>
          <table:table-cell table:style-name="ce1" office:value-type="string">
            <text:p>319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0.09s</text:p>
          </table:table-cell>
          <table:table-cell office:value-type="string">
            <text:p>0.05s</text:p>
          </table:table-cell>
          <table:table-cell table:style-name="ce1" office:value-type="string">
            <text:p>338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57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1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68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26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0.12s</text:p>
          </table:table-cell>
          <table:table-cell office:value-type="string">
            <text:p>0.03s</text:p>
          </table:table-cell>
          <table:table-cell table:style-name="ce1" office:value-type="string">
            <text:p>325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0.16s</text:p>
          </table:table-cell>
          <table:table-cell office:value-type="string">
            <text:p>0.08s</text:p>
          </table:table-cell>
          <table:table-cell table:style-name="ce1" office:value-type="string">
            <text:p>390%</text:p>
          </table:table-cell>
          <table:table-cell office:value-type="float" office:value="0.062">
            <text:p>0.062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75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25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8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0.11s</text:p>
          </table:table-cell>
          <table:table-cell office:value-type="string">
            <text:p>0.06s</text:p>
          </table:table-cell>
          <table:table-cell table:style-name="ce1" office:value-type="string">
            <text:p>373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95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string">
            <text:p>failed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31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0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string">
            <text:p>failed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273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342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office:value-type="string">
            <text:p>0.46s</text:p>
          </table:table-cell>
          <table:table-cell office:value-type="string">
            <text:p>0.20s</text:p>
          </table:table-cell>
          <table:table-cell table:style-name="ce1" office:value-type="string">
            <text:p>299%</text:p>
          </table:table-cell>
          <table:table-cell office:value-type="float" office:value="0.219">
            <text:p>0.219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0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02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0.07s</text:p>
          </table:table-cell>
          <table:table-cell table:style-name="ce1" office:value-type="string">
            <text:p>313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74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string">
            <text:p>0.13s</text:p>
          </table:table-cell>
          <table:table-cell office:value-type="string">
            <text:p>0.11s</text:p>
          </table:table-cell>
          <table:table-cell table:style-name="ce1" office:value-type="string">
            <text:p>302%</text:p>
          </table:table-cell>
          <table:table-cell office:value-type="float" office:value="0.081">
            <text:p>0.08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59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290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11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39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05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string">
            <text:p>0.13s</text:p>
          </table:table-cell>
          <table:table-cell office:value-type="string">
            <text:p>0.09s</text:p>
          </table:table-cell>
          <table:table-cell table:style-name="ce1" office:value-type="string">
            <text:p>363%</text:p>
          </table:table-cell>
          <table:table-cell office:value-type="float" office:value="0.062">
            <text:p>0.062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string">
            <text:p>0.09s</text:p>
          </table:table-cell>
          <table:table-cell office:value-type="string">
            <text:p>0.07s</text:p>
          </table:table-cell>
          <table:table-cell table:style-name="ce1" office:value-type="string">
            <text:p>374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595">
            <text:p>2595</text:p>
          </table:table-cell>
          <table:table-cell office:value-type="string">
            <text:p>1.45s</text:p>
          </table:table-cell>
          <table:table-cell office:value-type="string">
            <text:p>0.71s</text:p>
          </table:table-cell>
          <table:table-cell table:style-name="ce1" office:value-type="string">
            <text:p>317%</text:p>
          </table:table-cell>
          <table:table-cell office:value-type="float" office:value="0.681">
            <text:p>0.68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0.08s</text:p>
          </table:table-cell>
          <table:table-cell table:style-name="ce1" office:value-type="string">
            <text:p>37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0.12s</text:p>
          </table:table-cell>
          <table:table-cell office:value-type="string">
            <text:p>0.05s</text:p>
          </table:table-cell>
          <table:table-cell table:style-name="ce1" office:value-type="string">
            <text:p>362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285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180%</text:p>
          </table:table-cell>
          <table:table-cell office:value-type="float" office:value="0.078">
            <text:p>0.078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office:value-type="string">
            <text:p>0.31s</text:p>
          </table:table-cell>
          <table:table-cell office:value-type="string">
            <text:p>0.13s</text:p>
          </table:table-cell>
          <table:table-cell table:style-name="ce1" office:value-type="string">
            <text:p>330%</text:p>
          </table:table-cell>
          <table:table-cell office:value-type="float" office:value="0.133">
            <text:p>0.133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273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273%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string">
            <text:p>0.12s</text:p>
          </table:table-cell>
          <table:table-cell office:value-type="string">
            <text:p>0.07s</text:p>
          </table:table-cell>
          <table:table-cell table:style-name="ce1" office:value-type="string">
            <text:p>306%</text:p>
          </table:table-cell>
          <table:table-cell office:value-type="float" office:value="0.063">
            <text:p>0.063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string">
            <text:p>0.16s</text:p>
          </table:table-cell>
          <table:table-cell office:value-type="string">
            <text:p>0.05s</text:p>
          </table:table-cell>
          <table:table-cell table:style-name="ce1" office:value-type="string">
            <text:p>296%</text:p>
          </table:table-cell>
          <table:table-cell office:value-type="float" office:value="0.07">
            <text:p>0.07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string">
            <text:p>0.16s</text:p>
          </table:table-cell>
          <table:table-cell office:value-type="string">
            <text:p>0.08s</text:p>
          </table:table-cell>
          <table:table-cell table:style-name="ce1" office:value-type="string">
            <text:p>277%</text:p>
          </table:table-cell>
          <table:table-cell office:value-type="float" office:value="0.086">
            <text:p>0.086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51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283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67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167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276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0.18s</text:p>
          </table:table-cell>
          <table:table-cell office:value-type="string">
            <text:p>0.02s</text:p>
          </table:table-cell>
          <table:table-cell table:style-name="ce1" office:value-type="string">
            <text:p>418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string">
            <text:p>0.18s</text:p>
          </table:table-cell>
          <table:table-cell office:value-type="string">
            <text:p>0.06s</text:p>
          </table:table-cell>
          <table:table-cell table:style-name="ce1" office:value-type="string">
            <text:p>396%</text:p>
          </table:table-cell>
          <table:table-cell office:value-type="float" office:value="0.061">
            <text:p>0.061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string">
            <text:p>0.14s</text:p>
          </table:table-cell>
          <table:table-cell office:value-type="string">
            <text:p>0.04s</text:p>
          </table:table-cell>
          <table:table-cell table:style-name="ce1" office:value-type="string">
            <text:p>363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60">
            <text:p>860</text:p>
          </table:table-cell>
          <table:table-cell office:value-type="string">
            <text:p>0.46s</text:p>
          </table:table-cell>
          <table:table-cell office:value-type="string">
            <text:p>0.27s</text:p>
          </table:table-cell>
          <table:table-cell table:style-name="ce1" office:value-type="string">
            <text:p>303%</text:p>
          </table:table-cell>
          <table:table-cell office:value-type="float" office:value="0.241">
            <text:p>0.241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334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394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63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30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73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290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9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35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77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66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6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  <table:table-cell office:value-type="string">
            <text:p>0.92s</text:p>
          </table:table-cell>
          <table:table-cell office:value-type="string">
            <text:p>0.70s</text:p>
          </table:table-cell>
          <table:table-cell table:style-name="ce1" office:value-type="string">
            <text:p>309%</text:p>
          </table:table-cell>
          <table:table-cell office:value-type="float" office:value="0.523">
            <text:p>0.52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09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string">
            <text:p>0.03s</text:p>
          </table:table-cell>
          <table:table-cell office:value-type="string">
            <text:p>0.06s</text:p>
          </table:table-cell>
          <table:table-cell table:style-name="ce1" office:value-type="string">
            <text:p>29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47">
            <text:p>347</text:p>
          </table:table-cell>
          <table:table-cell office:value-type="string">
            <text:p>0.18s</text:p>
          </table:table-cell>
          <table:table-cell office:value-type="string">
            <text:p>0.11s</text:p>
          </table:table-cell>
          <table:table-cell table:style-name="ce1" office:value-type="string">
            <text:p>272%</text:p>
          </table:table-cell>
          <table:table-cell office:value-type="float" office:value="0.106">
            <text:p>0.106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string">
            <text:p>0.13s</text:p>
          </table:table-cell>
          <table:table-cell office:value-type="string">
            <text:p>0.07s</text:p>
          </table:table-cell>
          <table:table-cell table:style-name="ce1" office:value-type="string">
            <text:p>258%</text:p>
          </table:table-cell>
          <table:table-cell office:value-type="float" office:value="0.078">
            <text:p>0.078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8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0.05s</text:p>
          </table:table-cell>
          <table:table-cell office:value-type="string">
            <text:p>0.08s</text:p>
          </table:table-cell>
          <table:table-cell table:style-name="ce1" office:value-type="string">
            <text:p>353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02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37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24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3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04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string">
            <text:p>0.13s</text:p>
          </table:table-cell>
          <table:table-cell office:value-type="string">
            <text:p>0.04s</text:p>
          </table:table-cell>
          <table:table-cell table:style-name="ce1" office:value-type="string">
            <text:p>294%</text:p>
          </table:table-cell>
          <table:table-cell office:value-type="float" office:value="0.06">
            <text:p>0.0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263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08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1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table:number-columns-repeated="2" office:value-type="string">
            <text:p>0.11s</text:p>
          </table:table-cell>
          <table:table-cell table:style-name="ce1" office:value-type="string">
            <text:p>314%</text:p>
          </table:table-cell>
          <table:table-cell office:value-type="float" office:value="0.069">
            <text:p>0.069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0.07s</text:p>
          </table:table-cell>
          <table:table-cell office:value-type="string">
            <text:p>0.08s</text:p>
          </table:table-cell>
          <table:table-cell table:style-name="ce1" office:value-type="string">
            <text:p>370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42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28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73">
            <text:p>473</text:p>
          </table:table-cell>
          <table:table-cell office:value-type="string">
            <text:p>0.47s</text:p>
          </table:table-cell>
          <table:table-cell office:value-type="string">
            <text:p>0.20s</text:p>
          </table:table-cell>
          <table:table-cell table:style-name="ce1" office:value-type="string">
            <text:p>381%</text:p>
          </table:table-cell>
          <table:table-cell office:value-type="float" office:value="0.176">
            <text:p>0.17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343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74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6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26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86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16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0.24s</text:p>
          </table:table-cell>
          <table:table-cell office:value-type="string">
            <text:p>0.05s</text:p>
          </table:table-cell>
          <table:table-cell table:style-name="ce1" office:value-type="string">
            <text:p>361%</text:p>
          </table:table-cell>
          <table:table-cell office:value-type="float" office:value="0.081">
            <text:p>0.081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282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01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0.14s</text:p>
          </table:table-cell>
          <table:table-cell office:value-type="string">
            <text:p>0.07s</text:p>
          </table:table-cell>
          <table:table-cell table:style-name="ce1" office:value-type="string">
            <text:p>337%</text:p>
          </table:table-cell>
          <table:table-cell office:value-type="float" office:value="0.064">
            <text:p>0.06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string">
            <text:p>0.11s</text:p>
          </table:table-cell>
          <table:table-cell office:value-type="string">
            <text:p>0.06s</text:p>
          </table:table-cell>
          <table:table-cell table:style-name="ce1" office:value-type="string">
            <text:p>388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string">
            <text:p>0.13s</text:p>
          </table:table-cell>
          <table:table-cell office:value-type="string">
            <text:p>0.08s</text:p>
          </table:table-cell>
          <table:table-cell table:style-name="ce1" office:value-type="string">
            <text:p>351%</text:p>
          </table:table-cell>
          <table:table-cell office:value-type="float" office:value="0.06">
            <text:p>0.0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288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table:number-columns-repeated="2" office:value-type="string">
            <text:p>0.08s</text:p>
          </table:table-cell>
          <table:table-cell table:style-name="ce1" office:value-type="string">
            <text:p>261%</text:p>
          </table:table-cell>
          <table:table-cell office:value-type="float" office:value="0.063">
            <text:p>0.063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37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51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0.10s</text:p>
          </table:table-cell>
          <table:table-cell office:value-type="string">
            <text:p>0.00s</text:p>
          </table:table-cell>
          <table:table-cell table:style-name="ce1" office:value-type="string">
            <text:p>317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62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286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291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275%</text:p>
          </table:table-cell>
          <table:table-cell office:value-type="float" office:value="0.049">
            <text:p>0.049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0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67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3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09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45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83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28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9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0.32s</text:p>
          </table:table-cell>
          <table:table-cell office:value-type="string">
            <text:p>0.10s</text:p>
          </table:table-cell>
          <table:table-cell table:style-name="ce1" office:value-type="string">
            <text:p>403%</text:p>
          </table:table-cell>
          <table:table-cell office:value-type="float" office:value="0.102">
            <text:p>0.102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35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string">
            <text:p>0.17s</text:p>
          </table:table-cell>
          <table:table-cell office:value-type="string">
            <text:p>0.04s</text:p>
          </table:table-cell>
          <table:table-cell table:style-name="ce1" office:value-type="string">
            <text:p>405%</text:p>
          </table:table-cell>
          <table:table-cell office:value-type="float" office:value="0.052">
            <text:p>0.052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63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29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6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30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53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string">
            <text:p>0.13s</text:p>
          </table:table-cell>
          <table:table-cell office:value-type="string">
            <text:p>0.05s</text:p>
          </table:table-cell>
          <table:table-cell table:style-name="ce1" office:value-type="string">
            <text:p>362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73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1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30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41">
            <text:p>141</text:p>
          </table:table-cell>
          <table:table-cell office:value-type="string">
            <text:p>0.16s</text:p>
          </table:table-cell>
          <table:table-cell office:value-type="string">
            <text:p>0.06s</text:p>
          </table:table-cell>
          <table:table-cell table:style-name="ce1" office:value-type="string">
            <text:p>359%</text:p>
          </table:table-cell>
          <table:table-cell office:value-type="float" office:value="0.061">
            <text:p>0.06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303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7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27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18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289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12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9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274%</text:p>
          </table:table-cell>
          <table:table-cell office:value-type="float" office:value="0.049">
            <text:p>0.049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3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33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67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0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56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371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59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22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63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0.12s</text:p>
          </table:table-cell>
          <table:table-cell office:value-type="string">
            <text:p>0.00s</text:p>
          </table:table-cell>
          <table:table-cell table:style-name="ce1" office:value-type="string">
            <text:p>334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6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78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0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29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2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2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43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9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19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4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0.09s</text:p>
          </table:table-cell>
          <table:table-cell office:value-type="string">
            <text:p>0.05s</text:p>
          </table:table-cell>
          <table:table-cell table:style-name="ce1" office:value-type="string">
            <text:p>407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7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11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0.13s</text:p>
          </table:table-cell>
          <table:table-cell office:value-type="string">
            <text:p>0.03s</text:p>
          </table:table-cell>
          <table:table-cell table:style-name="ce1" office:value-type="string">
            <text:p>394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305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70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32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75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.03s</text:p>
          </table:table-cell>
          <table:table-cell office:value-type="string">
            <text:p>0.07s</text:p>
          </table:table-cell>
          <table:table-cell table:style-name="ce1" office:value-type="string">
            <text:p>333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7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2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0.14s</text:p>
          </table:table-cell>
          <table:table-cell office:value-type="string">
            <text:p>0.03s</text:p>
          </table:table-cell>
          <table:table-cell table:style-name="ce1" office:value-type="string">
            <text:p>340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404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71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31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33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57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77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00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27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299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0.04s</text:p>
          </table:table-cell>
          <table:table-cell office:value-type="string">
            <text:p>0.08s</text:p>
          </table:table-cell>
          <table:table-cell table:style-name="ce1" office:value-type="string">
            <text:p>30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1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348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40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21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18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35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53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29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0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36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278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304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46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6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62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string">
            <text:p>0.05s</text:p>
          </table:table-cell>
          <table:table-cell office:value-type="string">
            <text:p>0.07s</text:p>
          </table:table-cell>
          <table:table-cell table:style-name="ce1" office:value-type="string">
            <text:p>40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2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7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32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28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8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335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69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1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55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6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07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50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5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19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46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5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240%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75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30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42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31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57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0.12s</text:p>
          </table:table-cell>
          <table:table-cell office:value-type="string">
            <text:p>0.01s</text:p>
          </table:table-cell>
          <table:table-cell table:style-name="ce1" office:value-type="string">
            <text:p>336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64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8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68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135%</text:p>
          </table:table-cell>
          <table:table-cell office:value-type="float" office:value="0.056">
            <text:p>0.056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0.11s</text:p>
          </table:table-cell>
          <table:table-cell office:value-type="string">
            <text:p>0.01s</text:p>
          </table:table-cell>
          <table:table-cell table:style-name="ce1" office:value-type="string">
            <text:p>333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0.25s</text:p>
          </table:table-cell>
          <table:table-cell office:value-type="string">
            <text:p>0.06s</text:p>
          </table:table-cell>
          <table:table-cell table:style-name="ce1" office:value-type="string">
            <text:p>456%</text:p>
          </table:table-cell>
          <table:table-cell office:value-type="float" office:value="0.067">
            <text:p>0.067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13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1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91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35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64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372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8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86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0.10s</text:p>
          </table:table-cell>
          <table:table-cell office:value-type="string">
            <text:p>0.01s</text:p>
          </table:table-cell>
          <table:table-cell table:style-name="ce1" office:value-type="string">
            <text:p>345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4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0.14s</text:p>
          </table:table-cell>
          <table:table-cell office:value-type="string">
            <text:p>0.04s</text:p>
          </table:table-cell>
          <table:table-cell table:style-name="ce1" office:value-type="string">
            <text:p>429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35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1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25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38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31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49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0.04s</text:p>
          </table:table-cell>
          <table:table-cell office:value-type="string">
            <text:p>0.07s</text:p>
          </table:table-cell>
          <table:table-cell table:style-name="ce1" office:value-type="string">
            <text:p>37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30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29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72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18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58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43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33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30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string">
            <text:p>0.02s</text:p>
          </table:table-cell>
          <table:table-cell office:value-type="string">
            <text:p>0.04s</text:p>
          </table:table-cell>
          <table:table-cell table:style-name="ce1" office:value-type="string">
            <text:p>291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280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58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48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76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1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97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0.12s</text:p>
          </table:table-cell>
          <table:table-cell office:value-type="string">
            <text:p>0.01s</text:p>
          </table:table-cell>
          <table:table-cell table:style-name="ce1" office:value-type="string">
            <text:p>356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45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67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295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9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21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43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59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57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0.12s</text:p>
          </table:table-cell>
          <table:table-cell office:value-type="string">
            <text:p>0.14s</text:p>
          </table:table-cell>
          <table:table-cell table:style-name="ce1" office:value-type="string">
            <text:p>466%</text:p>
          </table:table-cell>
          <table:table-cell office:value-type="float" office:value="0.054">
            <text:p>0.054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62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59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0.01s</text:p>
          </table:table-cell>
          <table:table-cell office:value-type="string">
            <text:p>0.05s</text:p>
          </table:table-cell>
          <table:table-cell table:style-name="ce1" office:value-type="string">
            <text:p>299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5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89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27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0.02s</text:p>
          </table:table-cell>
          <table:table-cell office:value-type="string">
            <text:p>0.04s</text:p>
          </table:table-cell>
          <table:table-cell table:style-name="ce1" office:value-type="string">
            <text:p>285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313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74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79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69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87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0.01s</text:p>
          </table:table-cell>
          <table:table-cell office:value-type="string">
            <text:p>0.04s</text:p>
          </table:table-cell>
          <table:table-cell table:style-name="ce1" office:value-type="string">
            <text:p>266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39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39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7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65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string">
            <text:p>0.11s</text:p>
          </table:table-cell>
          <table:table-cell office:value-type="string">
            <text:p>0.01s</text:p>
          </table:table-cell>
          <table:table-cell table:style-name="ce1" office:value-type="string">
            <text:p>367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66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252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0.13s</text:p>
          </table:table-cell>
          <table:table-cell office:value-type="string">
            <text:p>0.03s</text:p>
          </table:table-cell>
          <table:table-cell table:style-name="ce1" office:value-type="string">
            <text:p>341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0.03s</text:p>
          </table:table-cell>
          <table:table-cell office:value-type="string">
            <text:p>0.05s</text:p>
          </table:table-cell>
          <table:table-cell table:style-name="ce1" office:value-type="string">
            <text:p>291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44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39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4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47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5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251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96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5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68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18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27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24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0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0.11s</text:p>
          </table:table-cell>
          <table:table-cell office:value-type="string">
            <text:p>0.05s</text:p>
          </table:table-cell>
          <table:table-cell table:style-name="ce1" office:value-type="string">
            <text:p>362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0.03s</text:p>
          </table:table-cell>
          <table:table-cell office:value-type="string">
            <text:p>0.05s</text:p>
          </table:table-cell>
          <table:table-cell table:style-name="ce1" office:value-type="string">
            <text:p>163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5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2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19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2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273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35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28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52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39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1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25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01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6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97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2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75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9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68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71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60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56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72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7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322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29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09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258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44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string">
            <text:p>0.00s</text:p>
          </table:table-cell>
          <table:table-cell table:style-name="ce1" office:value-type="string">
            <text:p>223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49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8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23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12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2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31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8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76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51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0.02s</text:p>
          </table:table-cell>
          <table:table-cell office:value-type="string">
            <text:p>0.06s</text:p>
          </table:table-cell>
          <table:table-cell table:style-name="ce1" office:value-type="string">
            <text:p>275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8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1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9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28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1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46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6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65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1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342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3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0.03s</text:p>
          </table:table-cell>
          <table:table-cell office:value-type="string">
            <text:p>0.05s</text:p>
          </table:table-cell>
          <table:table-cell table:style-name="ce1" office:value-type="string">
            <text:p>27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24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22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8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71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62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73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8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8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88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6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31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0.11s</text:p>
          </table:table-cell>
          <table:table-cell office:value-type="string">
            <text:p>0.05s</text:p>
          </table:table-cell>
          <table:table-cell table:style-name="ce1" office:value-type="string">
            <text:p>366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87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7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22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4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09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2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42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2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29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.12s</text:p>
          </table:table-cell>
          <table:table-cell office:value-type="string">
            <text:p>0.01s</text:p>
          </table:table-cell>
          <table:table-cell table:style-name="ce1" office:value-type="string">
            <text:p>409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83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324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2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26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407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0.00s</text:p>
          </table:table-cell>
          <table:table-cell office:value-type="string">
            <text:p>0.04s</text:p>
          </table:table-cell>
          <table:table-cell table:style-name="ce1" office:value-type="string">
            <text:p>237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4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0.00s</text:p>
          </table:table-cell>
          <table:table-cell office:value-type="string">
            <text:p>0.04s</text:p>
          </table:table-cell>
          <table:table-cell table:style-name="ce1" office:value-type="string">
            <text:p>191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5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47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0.03s</text:p>
          </table:table-cell>
          <table:table-cell office:value-type="string">
            <text:p>0.01s</text:p>
          </table:table-cell>
          <table:table-cell table:style-name="ce1" office:value-type="string">
            <text:p>245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28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4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16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21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9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8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44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0.20s</text:p>
          </table:table-cell>
          <table:table-cell office:value-type="string">
            <text:p>0.06s</text:p>
          </table:table-cell>
          <table:table-cell table:style-name="ce1" office:value-type="string">
            <text:p>453%</text:p>
          </table:table-cell>
          <table:table-cell office:value-type="float" office:value="0.056">
            <text:p>0.056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20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47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6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64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31%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08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73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5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154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0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3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60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54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6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3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17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00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304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297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0.05s</text:p>
          </table:table-cell>
          <table:table-cell office:value-type="string">
            <text:p>0.00s</text:p>
          </table:table-cell>
          <table:table-cell table:style-name="ce1" office:value-type="string">
            <text:p>166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5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12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0.12s</text:p>
          </table:table-cell>
          <table:table-cell office:value-type="string">
            <text:p>0.01s</text:p>
          </table:table-cell>
          <table:table-cell table:style-name="ce1" office:value-type="string">
            <text:p>35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75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8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8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37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84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55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0.01s</text:p>
          </table:table-cell>
          <table:table-cell office:value-type="string">
            <text:p>0.02s</text:p>
          </table:table-cell>
          <table:table-cell table:style-name="ce1" office:value-type="string">
            <text:p>232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7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96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51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0.02s</text:p>
          </table:table-cell>
          <table:table-cell office:value-type="string">
            <text:p>0.01s</text:p>
          </table:table-cell>
          <table:table-cell table:style-name="ce1" office:value-type="string">
            <text:p>214%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28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98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56%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56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321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95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99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0.02s</text:p>
          </table:table-cell>
          <table:table-cell office:value-type="string">
            <text:p>0.04s</text:p>
          </table:table-cell>
          <table:table-cell table:style-name="ce1" office:value-type="string">
            <text:p>290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0.03s</text:p>
          </table:table-cell>
          <table:table-cell office:value-type="string">
            <text:p>0.00s</text:p>
          </table:table-cell>
          <table:table-cell table:style-name="ce1" office:value-type="string">
            <text:p>224%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71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53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0.03s</text:p>
          </table:table-cell>
          <table:table-cell office:value-type="string">
            <text:p>0.01s</text:p>
          </table:table-cell>
          <table:table-cell table:style-name="ce1" office:value-type="string">
            <text:p>233%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56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50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429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25%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76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3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0.03s</text:p>
          </table:table-cell>
          <table:table-cell office:value-type="string">
            <text:p>0.06s</text:p>
          </table:table-cell>
          <table:table-cell table:style-name="ce1" office:value-type="string">
            <text:p>320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53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322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2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17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81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0.10s</text:p>
          </table:table-cell>
          <table:table-cell office:value-type="string">
            <text:p>0.06s</text:p>
          </table:table-cell>
          <table:table-cell table:style-name="ce1" office:value-type="string">
            <text:p>356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179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07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0.02s</text:p>
          </table:table-cell>
          <table:table-cell office:value-type="string">
            <text:p>0.04s</text:p>
          </table:table-cell>
          <table:table-cell table:style-name="ce1" office:value-type="string">
            <text:p>260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170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51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6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18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74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0.13s</text:p>
          </table:table-cell>
          <table:table-cell office:value-type="string">
            <text:p>0.02s</text:p>
          </table:table-cell>
          <table:table-cell table:style-name="ce1" office:value-type="string">
            <text:p>37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63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8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261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64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23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string">
            <text:p>0.01s</text:p>
          </table:table-cell>
          <table:table-cell table:style-name="ce1" office:value-type="string">
            <text:p>357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3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.06s</text:p>
          </table:table-cell>
          <table:table-cell office:value-type="string">
            <text:p>0.00s</text:p>
          </table:table-cell>
          <table:table-cell table:style-name="ce1" office:value-type="string">
            <text:p>250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1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108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49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3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97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68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90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27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60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38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64%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42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0.01s</text:p>
          </table:table-cell>
          <table:table-cell office:value-type="string">
            <text:p>0.02s</text:p>
          </table:table-cell>
          <table:table-cell table:style-name="ce1" office:value-type="string">
            <text:p>208%</text:p>
          </table:table-cell>
          <table:table-cell office:value-type="float" office:value="0.013">
            <text:p>0.013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334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337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318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0.03s</text:p>
          </table:table-cell>
          <table:table-cell office:value-type="string">
            <text:p>0.05s</text:p>
          </table:table-cell>
          <table:table-cell table:style-name="ce1" office:value-type="string">
            <text:p>371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0.01s</text:p>
          </table:table-cell>
          <table:table-cell office:value-type="string">
            <text:p>0.02s</text:p>
          </table:table-cell>
          <table:table-cell table:style-name="ce1" office:value-type="string">
            <text:p>212%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7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54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0.01s</text:p>
          </table:table-cell>
          <table:table-cell office:value-type="string">
            <text:p>0.02s</text:p>
          </table:table-cell>
          <table:table-cell table:style-name="ce1" office:value-type="string">
            <text:p>225%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29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54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32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55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0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57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30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1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38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99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25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5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0.02s</text:p>
          </table:table-cell>
          <table:table-cell office:value-type="string">
            <text:p>0.01s</text:p>
          </table:table-cell>
          <table:table-cell table:style-name="ce1" office:value-type="string">
            <text:p>236%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1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52%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0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09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16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5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2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22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39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408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4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144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92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37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69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 table:number-rows-repeated="10478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00:54:43</meta:creation-date>
    <dc:date>2015-02-11T01:26:23</dc:date>
    <meta:editing-duration>PT24M</meta:editing-duration>
    <meta:editing-cycles>4</meta:editing-cycles>
    <meta:generator>LibreOffice/3.5$Linux_X86_64 LibreOffice_project/350m1$Build-2</meta:generator>
    <meta:document-statistic meta:table-count="3" meta:cell-count="5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column-mapping="0 1" chart:style-name="ch1">
        <chart:title svg:x="2.978cm" svg:y="0.316cm" chart:style-name="ch2">
          <text:p>Sudoku Problem Size vs Number of Assignments</text:p>
        </chart:title>
        <chart:plot-area chart:style-name="ch3" table:cell-range-address="Sheet1.I4:Sheet1.J74" svg:x="1.314cm" svg:y="1.661cm" svg:width="14.047cm" svg:height="6.196cm">
          <chartooo:coordinate-region svg:x="2.447cm" svg:y="1.856cm" svg:width="12.718cm" svg:height="5.362cm"/>
          <chart:axis chart:dimension="x" chart:name="primary-x" chart:style-name="ch4">
            <chart:title svg:x="5.996cm" svg:y="8.038cm" chart:style-name="ch5">
              <text:p>Number of filled starting squares</text:p>
            </chart:title>
          </chart:axis>
          <chart:axis chart:dimension="y" chart:name="primary-y" chart:style-name="ch6">
            <chart:title svg:x="0.451cm" svg:y="6.492cm" chart:style-name="ch7">
              <text:p>Number of assignments</text:p>
            </chart:title>
            <chart:grid chart:style-name="ch8" chart:class="major"/>
          </chart:axis>
          <chart:series chart:style-name="ch9" chart:values-cell-range-address="Sheet1.J4:Sheet1.J74" chart:class="chart:scatter">
            <chart:domain table:cell-range-address="Sheet1.I4:Sheet1.I74"/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4:Sheet1.I74</svg:desc>
                </draw:g>
              </table:table-cell>
              <table:table-cell office:value-type="float" office:value="86">
                <text:p>86</text:p>
                <draw:g>
                  <svg:desc>Sheet1.J4:Sheet1.J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